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Footnote">
      <style:text-properties officeooo:paragraph-rsid="104658df"/>
    </style:style>
    <style:style style:name="P81" style:family="paragraph" style:parent-style-name="Standard">
      <style:text-properties officeooo:paragraph-rsid="104f81b5"/>
    </style:style>
    <style:style style:name="P82" style:family="paragraph" style:parent-style-name="Standard">
      <style:text-properties officeooo:rsid="101e3872" officeooo:paragraph-rsid="10505b46"/>
    </style:style>
    <style:style style:name="P83" style:family="paragraph" style:parent-style-name="Standard">
      <style:text-properties officeooo:paragraph-rsid="1057599b"/>
    </style:style>
    <style:style style:name="P84" style:family="paragraph" style:parent-style-name="Footnote">
      <style:text-properties officeooo:paragraph-rsid="102291f9"/>
    </style:style>
    <style:style style:name="P85" style:family="paragraph" style:parent-style-name="Standard">
      <style:text-properties officeooo:paragraph-rsid="10589da9"/>
    </style:style>
    <style:style style:name="P86" style:family="paragraph" style:parent-style-name="Standard">
      <style:text-properties officeooo:paragraph-rsid="105ee122"/>
    </style:style>
    <style:style style:name="P87" style:family="paragraph" style:parent-style-name="Standard">
      <style:text-properties officeooo:paragraph-rsid="107a7646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7" style:family="text">
      <style:text-properties style:use-window-font-color="true" loext:opacity="0%" style:font-name="Liberation Sans" officeooo:rsid="047da547"/>
    </style:style>
    <style:style style:name="T21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officeooo:rsid="04473353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officeooo:rsid="04473353" style:font-size-asian="10pt" style:font-size-complex="10pt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2" style:family="text">
      <style:text-properties officeooo:rsid="0f0ca65a"/>
    </style:style>
    <style:style style:name="T263" style:family="text">
      <style:text-properties officeooo:rsid="1031b2ca"/>
    </style:style>
    <style:style style:name="T264" style:family="text">
      <style:text-properties officeooo:rsid="0aace3cd"/>
    </style:style>
    <style:style style:name="T265" style:family="text">
      <style:text-properties officeooo:rsid="0f95a7a0"/>
    </style:style>
    <style:style style:name="T266" style:family="text">
      <style:text-properties officeooo:rsid="0f8f58bd"/>
    </style:style>
    <style:style style:name="T267" style:family="text">
      <style:text-properties officeooo:rsid="0e5635a7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8"><text:span text:style-name="T164">C</text:span><text:span text:style-name="T163">hecklist voor </text:span><text:span text:style-name="T165">de installatie</text:span><text:span text:style-name="T163"> van </text:span><text:span text:style-name="T163"><text:user-field-get text:name="Distro">Debian</text:user-field-get></text:span><text:span text:style-name="T166"><text:s/></text:span><text:span text:style-name="T166"><text:user-field-get text:name="Version">12 LTS</text:user-field-get></text:span><text:span text:style-name="T167"><text:note text:id="ftn1" text:note-class="footnote"><text:note-citation>1</text:note-citation><text:note-body><text:p text:style-name="P19"><text:span text:style-name="T195">LTS</text:span><text:span text:style-name="T201"> </text:span><text:span text:style-name="T202">staat voor</text:span><text:span text:style-name="T203"> </text:span><text:span text:style-name="T195">Long-Term Support, langetermijnondersteuning, </text:span><text:span text:style-name="T204">en </text:span><text:span text:style-name="T206">d</text:span><text:span text:style-name="T204">eze </text:span><text:span text:style-name="T210"><text:user-field-get text:name="Distro">Debian</text:user-field-get></text:span><text:span text:style-name="T211"><text:s/></text:span><text:span text:style-name="T211"><text:user-field-get text:name="Version">12 LTS</text:user-field-get></text:span><text:span text:style-name="Strong_20_Emphasis"><text:span text:style-name="T191"><text:s/></text:span></text:span><text:span text:style-name="T212"><text:user-field-get text:name="Edition">Server</text:user-field-get></text:span><text:span text:style-name="T216"><text:s/></text:span><text:span text:style-name="T207">(codenaam </text:span><text:span text:style-name="T209">bookworm</text:span><text:span text:style-name="T207">) </text:span><text:span text:style-name="T202">van</text:span><text:span text:style-name="T205"> </text:span><text:span text:style-name="T209">juni</text:span><text:span text:style-name="T198"> </text:span><text:span text:style-name="Strong_20_Emphasis"><text:span text:style-name="T106"><text:user-field-get text:name="Releaseyear">2023</text:user-field-get></text:span></text:span><text:span text:style-name="T198"><text:s/></text:span><text:span text:style-name="T195">wordt </text:span><text:span text:style-name="T199">vijf</text:span><text:span text:style-name="T195"> jaar onder</text:span><text:span text:style-name="T208">steund</text:span><text:span text:style-name="T200"> </text:span><text:span text:style-name="T195">tot </text:span><text:span text:style-name="T209">juni</text:span><text:span text:style-name="T196"> </text:span><text:span text:style-name="T195">202</text:span><text:span text:style-name="T209">8</text:span><text:span text:style-name="T197">.</text:span></text:p></text:note-body></text:note></text:span><text:span text:style-name="T168"><text:s/></text:span><text:span text:style-name="T168"><text:user-field-get text:name="Edition">Server</text:user-field-get></text:span><text:span text:style-name="T215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62">ONDERSTREEPTE</text:span></text:span><text:span text:style-name="T1"> </text:span><text:span text:style-name="T12">woorden</text:span><text:span text:style-name="T11"> het</text:span><text:span text:style-name="Strong_20_Emphasis"><text:span text:style-name="T261"> </text:span></text:span><text:span text:style-name="Strong_20_Emphasis"><text:span text:style-name="T260">tekstvak</text:span></text:span><text:span text:style-name="T12"> </text:span><text:span text:style-name="T13">in,</text:span><text:span text:style-name="T12"> </text:span><text:span text:style-name="T217">zie </text:span><text:span text:style-name="T248">[</text:span><text:span text:style-name="T217">toelichting</text:span><text:span text:style-name="T248">]</text:span><text:span text:style-name="T12">:</text:span></text:p>
      <text:p text:style-name="P23"><text:span text:style-name="Definition"><text:span text:style-name="T219">g</text:span></text:span><text:span text:style-name="Definition"><text:span text:style-name="T218">ebruiker</text:span></text:span><text:span text:style-name="T224"><text:tab/><text:tab/></text:span><text:span text:style-name="T247"> <text:tab/><text:tab/></text:span><draw:control text:anchor-type="as-char" svg:y="-0.4cm" draw:z-index="6" draw:name="Gebruiker" draw:style-name="gr2" draw:text-style-name="P94" svg:width="6.4cm" svg:height="0.6cm" draw:control="control7"><svg:title>Gebruiker</svg:title><svg:desc>Volledige naam, bijv. Jan Stek</svg:desc></draw:control><text:span text:style-name="T225"><text:tab/></text:span><text:span text:style-name="T226">[</text:span><text:span text:style-name="T220">volledige naam, bijv. </text:span><text:span text:style-name="T244">J</text:span><text:span text:style-name="T245">a</text:span><text:span text:style-name="T244">n </text:span><text:span text:style-name="T245">Jansen</text:span><text:span text:style-name="T246">]</text:span></text:p>
      <text:p text:style-name="Standard"><text:span text:style-name="Definition"><text:span text:style-name="T219">g</text:span></text:span><text:span text:style-name="Definition">ebruikersnaam</text:span><text:span text:style-name="T218"><text:tab/></text:span><text:span text:style-name="T218"><draw:control text:anchor-type="as-char" svg:y="-0.4cm" draw:z-index="7" draw:name="Gberuikersnaam" draw:style-name="gr2" draw:text-style-name="P94" svg:width="6.4cm" svg:height="0.6cm" draw:control="control8"><svg:title>Gebruikersnaam</svg:title><svg:desc>Korte naam, bijv. jan</svg:desc></draw:control></text:span><text:span text:style-name="T218"><text:tab/></text:span><text:span text:style-name="T5">[</text:span><text:span text:style-name="T4">korte naam, bijv. </text:span><text:span text:style-name="T182">j</text:span><text:span text:style-name="T183">a</text:span><text:span text:style-name="T182">n</text:span><text:span text:style-name="T184">]</text:span></text:p>
      <text:p text:style-name="P21"><text:span text:style-name="Definition"><text:span text:style-name="T263">serv</text:span></text:span><text:span text:style-name="Definition">ernaam</text:span><text:span text:style-name="T227"><text:tab/><text:tab/><text:tab/></text:span><text:span text:style-name="T225"><draw:control text:anchor-type="as-char" svg:y="-0.4cm" draw:z-index="8" draw:name="Computernaam" draw:style-name="gr2" draw:text-style-name="P94" svg:width="6.4cm" svg:height="0.6cm" draw:control="control9"><svg:title>Computernaam</svg:title><svg:desc>Unieke naam van de computer</svg:desc></draw:control></text:span><text:span text:style-name="T225"><text:tab/></text:span><text:span text:style-name="T232">[</text:span><text:span text:style-name="T228">naam van de </text:span><text:span text:style-name="T234">server</text:span><text:span text:style-name="T229">, </text:span><text:span text:style-name="T230">bijv. </text:span><text:span text:style-name="T233">sv</text:span><text:span text:style-name="T231">02</text:span><text:span text:style-name="T232">]</text:span></text:p>
      <text:p text:style-name="P22"><text:span text:style-name="Definition"><text:span text:style-name="T237">g</text:span></text:span><text:span text:style-name="Definition"><text:span text:style-name="T236">ebruiker</text:span></text:span><text:span text:style-name="T235"><text:tab/><text:tab/></text:span><text:span text:style-name="T247"> <text:tab/><text:tab/></text:span><text:span text:style-name="T225"><draw:control text:anchor-type="as-char" svg:y="-0.4cm" draw:z-index="13" draw:name="Gebruiker 1" draw:style-name="gr2" draw:text-style-name="P94" svg:width="6.4cm" svg:height="0.6cm" draw:control="control14"><svg:title>Gebruiker</svg:title><svg:desc>Volledige naam, bijv. Jan Stek</svg:desc></draw:control></text:span><text:span text:style-name="T225"><text:tab/></text:span><text:span text:style-name="T226">[</text:span><text:span text:style-name="T220">volledige naam </text:span><text:span text:style-name="T221">evt. </text:span><text:span text:style-name="T223">extra </text:span><text:span text:style-name="T221">gebruiker</text:span><text:span text:style-name="T222">]</text:span></text:p>
      <text:p text:style-name="P53"><text:span text:style-name="Definition"><text:span text:style-name="T237">g</text:span></text:span><text:span text:style-name="Definition"><text:span text:style-name="T236">ebruikersnaam</text:span></text:span><text:span text:style-name="T236"><text:tab/></text:span><text:span text:style-name="T218"><draw:control text:anchor-type="as-char" svg:y="-0.4cm" draw:z-index="14" draw:name="Gberuikersnaam 1" draw:style-name="gr2" draw:text-style-name="P94" svg:width="6.4cm" svg:height="0.6cm" draw:control="control15"><svg:title>Gebruikersnaam</svg:title><svg:desc>Korte naam, bijv. jan</svg:desc></draw:control></text:span><text:span text:style-name="T218"><text:tab/></text:span><text:span text:style-name="T239">[</text:span><text:span text:style-name="T238">korte naam</text:span><text:span text:style-name="T240"> </text:span><text:span text:style-name="T241">evt. </text:span><text:span text:style-name="T243">extra </text:span><text:span text:style-name="T241">gebruiker</text:span><text:span text:style-name="T242">]</text:span></text:p>
      <text:p text:style-name="P24"><text:span text:style-name="T169">Vervang </text:span><text:span text:style-name="T172">de</text:span><text:span text:style-name="T169"> </text:span><text:span text:style-name="Definition"><text:span text:style-name="T16">ONDERSTREEPTE</text:span></text:span><text:span text:style-name="T169"> </text:span><text:span text:style-name="T170">woorden </text:span><text:span text:style-name="T169">in deze checklist door </text:span><text:span text:style-name="T172">d</text:span><text:span text:style-name="T174">i</text:span><text:span text:style-name="T172">e </text:span><text:span text:style-name="T173">in </text:span><text:span text:style-name="T174">het</text:span><text:span text:style-name="Strong_20_Emphasis"><text:span text:style-name="T38"> </text:span></text:span><text:span text:style-name="Strong_20_Emphasis"><text:span text:style-name="T51">tekstvak</text:span></text:span><text:span text:style-name="T169">.</text:span></text:p>
      <text:p text:style-name="P28"/>
      <text:p text:style-name="P28"/>
      <text:p text:style-name="P26"><text:span text:style-name="T180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80"><text:bookmark-ref text:reference-format="page" text:ref-name="__RefNumPara__4009_1271708128">2</text:bookmark-ref></text:span><text:span text:style-name="T180"><text:s text:c="2"/></text:span><text:span text:style-name="T181"><text:bookmark-ref text:reference-format="text" text:ref-name="__RefNumPara__4009_1271708128">Installatie uitvoeren</text:bookmark-ref></text:span><text:span text:style-name="T175">.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/></text:span></text:p>
      <text:list xml:id="list364482910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6" draw:name="Vorm 2" draw:style-name="gr1" draw:text-style-name="P9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27">E</text:span><text:span text:style-name="T130">v</text:span><text:span text:style-name="T131">en</text:span><text:span text:style-name="T133">t</text:span><text:span text:style-name="T134">uele </text:span><text:span text:style-name="T135">extra </text:span><text:span text:style-name="Definition"><text:span text:style-name="T251">gebruiker</text:span></text:span><text:span text:style-name="T135">s aanmelden </text:span><text:span text:style-name="T136">en dezelfde stappen uitvoeren</text:span><text:span text:style-name="T132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9" draw:name="Vorm4" draw:style-name="gr1" draw:text-style-name="P9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8">Installeer en beheer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6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7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7" draw:name="Vorm 6" draw:style-name="gr1" draw:text-style-name="P9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9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83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05714873172075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92">Start de computer op vanaf</text:span><text:span text:style-name="T192"><text:note text:id="ftn4" text:note-class="footnote"><text:note-citation>1</text:note-citation><text:note-body><text:p text:style-name="P84"><text:span text:style-name="T124">B</text:span><text:span text:style-name="T125">ootmenu/</text:span><text:span text:style-name="T124">S</text:span><text:span text:style-name="T125">etup</text:span><text:span text:style-name="T123"> via </text:span><text:span text:style-name="T121">é</text:span><text:span text:style-name="T122">é</text:span><text:span text:style-name="T124">n van de </text:span><text:span text:style-name="Definition"><text:span text:style-name="T126">Veelgebruikte toetsen: </text:span></text:span><text:span text:style-name="Definition"><text:span text:style-name="T269">E</text:span></text:span><text:span text:style-name="Definition"><text:span text:style-name="T270">sc</text:span></text:span><text:span text:style-name="Definition"><text:span text:style-name="T126">, </text:span></text:span><text:span text:style-name="Definition"><text:span text:style-name="T271">D</text:span></text:span><text:span text:style-name="Definition"><text:span text:style-name="T270">elete</text:span></text:span><text:span text:style-name="Definition"><text:span text:style-name="T126">, </text:span></text:span><text:span text:style-name="Definition"><text:span text:style-name="T271">F</text:span></text:span><text:span text:style-name="Definition"><text:span text:style-name="T270">1</text:span></text:span><text:span text:style-name="Definition"><text:span text:style-name="T126">, </text:span></text:span><text:span text:style-name="Definition"><text:span text:style-name="T270">F2</text:span></text:span><text:span text:style-name="Definition"><text:span text:style-name="T126">, </text:span></text:span><text:span text:style-name="Definition"><text:span text:style-name="T271">F9, </text:span></text:span><text:span text:style-name="Definition"><text:span text:style-name="T272">F10, F11, </text:span></text:span><text:span text:style-name="Definition"><text:span text:style-name="T273">of</text:span></text:span><text:span text:style-name="Definition"><text:span text:style-name="T272"> </text:span></text:span><text:span text:style-name="Definition"><text:span text:style-name="T271">F12</text:span></text:span><text:span text:style-name="T123">.</text:span></text:p></text:note-body></text:note></text:span><text:span text:style-name="T192"> </text:span><text:span text:style-name="T193">een </text:span><text:span text:style-name="T187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Strong_20_Emphasis"><text:span text:style-name="T190">Live</text:span></text:span><text:span text:style-name="T83"><text:note text:id="ftn5" text:note-class="footnote"><text:note-citation>2</text:note-citation><text:note-body><text:p text:style-name="P20"><text:span text:style-name="T249">Vanaf een </text:span><text:span text:style-name="T265">L</text:span><text:span text:style-name="T249">ive </text:span><text:span text:style-name="T266">USB</text:span><text:span text:style-name="T264">-stick </text:span><text:span text:style-name="T267">(</text:span><text:span text:style-name="T264">of </text:span><text:span text:style-name="T266">DVD</text:span><text:span text:style-name="T267">)</text:span><text:span text:style-name="T268"> </text:span><text:span text:style-name="T249">kunt u opstarten en </text:span><text:span text:style-name="T252">met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werken zonder enige bestanden op de harde schijf te wijzigen en maakt ook installatie van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0"><text:span text:style-name="Strong_20_Emphasis"><text:span text:style-name="T105">In een grafische werkomgeving:<text:line-break/></text:span></text:span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0"> </text:span></text:span><text:span text:style-name="Strong_20_Emphasis"><text:span text:style-name="T154">cd</text:span></text:span><text:span text:style-name="Strong_20_Emphasis"><text:span text:style-name="T149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53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07">DVD/USB</text:span></text:span><text:span text:style-name="Strong_20_Emphasis"><text:span text:style-name="T101"> op </text:span></text:span><text:span text:style-name="Strong_20_Emphasis"><text:span text:style-name="T107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08">debian-live-1</text:span></text:span><text:span text:style-name="Strong_20_Emphasis"><text:span text:style-name="T107">2</text:span></text:span><text:span text:style-name="Strong_20_Emphasis"><text:span text:style-name="T108">.</text:span></text:span><text:span text:style-name="Strong_20_Emphasis"><text:span text:style-name="T109">x</text:span></text:span><text:span text:style-name="Strong_20_Emphasis"><text:span text:style-name="T108">.</text:span></text:span><text:span text:style-name="Strong_20_Emphasis"><text:span text:style-name="T109">y</text:span></text:span><text:span text:style-name="Strong_20_Emphasis"><text:span text:style-name="T110">-</text:span></text:span><text:span text:style-name="Strong_20_Emphasis"><text:span text:style-name="T108">amd64-</text:span></text:span><text:span text:style-name="Strong_20_Emphasis"><text:span text:style-name="T104">s</text:span></text:span><text:span text:style-name="Strong_20_Emphasis"><text:span text:style-name="T108">tan</text:span></text:span><text:span text:style-name="Strong_20_Emphasis"><text:span text:style-name="T112">dard</text:span></text:span><text:span text:style-name="Strong_20_Emphasis"><text:span text:style-name="T111">.iso</text:span></text:span><text:span text:style-name="Strong_20_Emphasis"><text:span text:style-name="T91">.<text:line-break/></text:span></text:span><text:span text:style-name="Strong_20_Emphasis"><text:span text:style-name="T98">Plaats een </text:span></text:span><text:span text:style-name="Strong_20_Emphasis"><text:span text:style-name="T103">usb</text:span></text:span><text:span text:style-name="Strong_20_Emphasis"><text:span text:style-name="T91">-stick </text:span></text:span><text:span text:style-name="Strong_20_Emphasis"><text:span text:style-name="T98">van minimaal </text:span></text:span><text:span text:style-name="Strong_20_Emphasis"><text:span text:style-name="T104">2</text:span></text:span><text:span text:style-name="Strong_20_Emphasis"><text:span text:style-name="T91"> GB.<text:line-break/></text:span></text:span><text:span text:style-name="Strong_20_Emphasis"><text:span text:style-name="T137">Zoek</text:span></text:span><text:span text:style-name="Strong_20_Emphasis"><text:span text:style-name="T138"> </text:span></text:span><text:span text:style-name="Strong_20_Emphasis"><text:span text:style-name="T156">s</text:span></text:span><text:span text:style-name="Strong_20_Emphasis"><text:span text:style-name="T157">ch</text:span></text:span><text:span text:style-name="Strong_20_Emphasis"><text:span text:style-name="T138"> en klik op het pictogram van</text:span></text:span><text:span text:style-name="Strong_20_Emphasis"><text:span text:style-name="T139"> </text:span></text:span><text:span text:style-name="Strong_20_Emphasis"><text:span text:style-name="T159">Schijven</text:span></text:span><text:span text:style-name="Strong_20_Emphasis"><text:span text:style-name="T140">. Selecteer de </text:span></text:span><text:span text:style-name="Strong_20_Emphasis"><text:span text:style-name="T155">usb</text:span></text:span><text:span text:style-name="Strong_20_Emphasis"><text:span text:style-name="T140">-stick in de lijst van schijven aan de linkerkant en klik rechtsboven op </text:span></text:span><text:span text:style-name="Strong_20_Emphasis"><text:span text:style-name="T158">Schijfinstellingen</text:span></text:span><text:span text:style-name="Strong_20_Emphasis"><text:span text:style-name="T140"> </text:span></text:span><text:span text:style-name="Strong_20_Emphasis"><text:span text:style-name="T158">⋮</text:span></text:span><text:span text:style-name="Strong_20_Emphasis"><text:span text:style-name="T140"> (icoontje met de drie puntjes).</text:span></text:span></text:p><text:p text:style-name="P59"><text:span text:style-name="Strong_20_Emphasis"><text:span text:style-name="T140"><text:tab/>Kies </text:span></text:span><text:span text:style-name="Strong_20_Emphasis"><text:span text:style-name="T158">Schijfkopie terugzetten</text:span></text:span><text:span text:style-name="Strong_20_Emphasis"><text:span text:style-name="T140"> en selecteer </text:span></text:span><text:span text:style-name="Strong_20_Emphasis"><text:span text:style-name="T151">het net</text:span></text:span><text:span text:style-name="Strong_20_Emphasis"><text:span text:style-name="T149"> gedownloade </text:span></text:span><text:span text:style-name="Strong_20_Emphasis"><text:span text:style-name="T154">cd</text:span></text:span><text:span text:style-name="Strong_20_Emphasis"><text:span text:style-name="T149">-beeldbestand </text:span></text:span><text:span text:style-name="Strong_20_Emphasis"><text:span text:style-name="T150">(.iso)</text:span></text:span><text:span text:style-name="Strong_20_Emphasis"><text:span text:style-name="T149">.</text:span></text:span></text:p><text:p text:style-name="P54"><text:span text:style-name="Strong_20_Emphasis"><text:span text:style-name="T140"><text:tab/>Klik op </text:span></text:span><text:span text:style-name="Strong_20_Emphasis"><text:span text:style-name="T158">Terugzetten starten</text:span></text:span><text:span text:style-name="Strong_20_Emphasis"><text:span text:style-name="T140"> en vervolgens op </text:span></text:span><text:span text:style-name="Strong_20_Emphasis"><text:span text:style-name="T158">Terugzetten</text:span></text:span><text:span text:style-name="Strong_20_Emphasis"><text:span text:style-name="T141">.<text:line-break/></text:span></text:span><text:span text:style-name="Strong_20_Emphasis"><text:span text:style-name="T152">O</text:span></text:span><text:span text:style-name="Strong_20_Emphasis"><text:span text:style-name="T142">f </text:span></text:span><text:span text:style-name="Strong_20_Emphasis"><text:span text:style-name="T143">gebruik </text:span></text:span><text:span text:style-name="Strong_20_Emphasis"><text:span text:style-name="T144">het programma </text:span></text:span><text:span text:style-name="Strong_20_Emphasis"><text:span text:style-name="T128">Etche</text:span></text:span><text:span text:style-name="Strong_20_Emphasis"><text:span text:style-name="T129">r</text:span></text:span><text:span text:style-name="Strong_20_Emphasis"><text:span text:style-name="T144"> </text:span></text:span><text:span text:style-name="Strong_20_Emphasis"><text:span text:style-name="T145">(</text:span></text:span><text:a xlink:type="simple" xlink:href="https://www.balena.io/etcher/" text:style-name="Internet_20_link" text:visited-style-name="Visited_20_Internet_20_Link"><text:span text:style-name="Strong_20_Emphasis"><text:span text:style-name="T254">etcher.io</text:span></text:span></text:a><text:span text:style-name="Strong_20_Emphasis"><text:span text:style-name="T145">) </text:span></text:span><text:span text:style-name="Strong_20_Emphasis"><text:span text:style-name="T153">dat </text:span></text:span><text:span text:style-name="Strong_20_Emphasis"><text:span text:style-name="T142">beschikbaar </text:span></text:span><text:span text:style-name="Strong_20_Emphasis"><text:span text:style-name="T153">is </text:span></text:span><text:span text:style-name="Strong_20_Emphasis"><text:span text:style-name="T142">voor </text:span></text:span><text:span text:style-name="Strong_20_Emphasis"><text:span text:style-name="T140">Windows, </text:span></text:span><text:span text:style-name="Strong_20_Emphasis"><text:span text:style-name="T146">mac</text:span></text:span><text:span text:style-name="Strong_20_Emphasis"><text:span text:style-name="T147">OS</text:span></text:span><text:span text:style-name="Strong_20_Emphasis"><text:span text:style-name="T144">, </text:span></text:span><text:span text:style-name="Strong_20_Emphasis"><text:span text:style-name="T145">en </text:span></text:span><text:span text:style-name="Strong_20_Emphasis"><text:span text:style-name="T144">Linux</text:span></text:span><text:span text:style-name="Strong_20_Emphasis"><text:span text:style-name="T148">.</text:span></text:span></text:p></text:note-body></text:note></text:span><text:span text:style-name="T82"> </text:span><text:span text:style-name="T85">of </text:span><text:span text:style-name="T86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3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1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3" svg:width="0.35cm" svg:height="0.35cm" draw:control="control21"/></text:p>
          </table:table-cell>
          <table:table-cell table:style-name="_32_._5f_Installatie_5f_uitvoeren.C9" office:value-type="string">
            <text:p text:style-name="P82"><text:span text:style-name="Strong_20_Emphasis"><text:span text:style-name="T63">Bij</text:span></text:span> <text:span text:style-name="T25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3">Stel geen </text:span><text:span text:style-name="T214">Root</text:span><text:span text:style-name="T213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105715257131653" text:continue-numbering="true" text:style-name="L1">
        <text:list-item>
          <text:p text:style-name="P92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8"><draw:control text:anchor-type="as-char" draw:z-index="10" draw:name="Vorm4_1" draw:style-name="gr1" draw:text-style-name="P93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6">Installeer en beheer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6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87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3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05715844579814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1" draw:name="Vorm36_0" draw:style-name="gr1" draw:text-style-name="P93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8" draw:name="Vorm36_ 1" draw:style-name="gr1" draw:text-style-name="P93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13">v</text:span></text:span><text:span text:style-name="User_20_Entry"><text:span text:style-name="T114">en</text:span></text:span><text:span text:style-name="User_20_Entry"><text:span text:style-name="T116">t</text:span></text:span><text:span text:style-name="User_20_Entry"><text:span text:style-name="T117">uele </text:span></text:span><text:span text:style-name="User_20_Entry"><text:span text:style-name="T118">extra </text:span></text:span><text:span text:style-name="Definition"><text:span text:style-name="T251">gebruiker</text:span></text:span><text:span text:style-name="User_20_Entry"><text:span text:style-name="T118">s aanmelden </text:span></text:span><text:span text:style-name="User_20_Entry"><text:span text:style-name="T119">en dezelfde stappen uitvoeren</text:span></text:span><text:span text:style-name="User_20_Entry"><text:span text:style-name="T115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8"><draw:control text:anchor-type="as-char" draw:z-index="12" draw:name="Vorm36_2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58"><draw:control text:anchor-type="as-char" draw:z-index="19" draw:name="Vorm36_ 2" draw:style-name="gr1" draw:text-style-name="P93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78">E</text:span><text:span text:style-name="T79">inde c</text:span><text:span text:style-name="T80">hecklist, </text:span><text:span text:style-name="T81">d</text:span><text:span text:style-name="T80">e</text:span><text:span text:style-name="T185"> installatie van </text:span><text:span text:style-name="T185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T185">is voltooid.</text:span></text:p>
      <text:p text:style-name="P33"/>
      <text:p text:style-name="P27"><text:span text:style-name="Emphasis"><text:span text:style-name="T25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8">CC0 1.0 Universeel</text:span></text:span></text:a><text:span text:style-name="Emphasis"><text:span text:style-name="T255">,</text:span></text:span><text:span text:style-name="Emphasis"><text:span text:style-name="T257"> </text:span></text:span><text:span text:style-name="Strong_20_Emphasis"><text:span text:style-name="T42"><text:user-field-get text:name="Releaseyear">2023</text:user-field-get></text:span></text:span><text:span text:style-name="Emphasis"><text:span text:style-name="T2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9-30T10:57:14.072164795">30-09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57:13.909429285</dc:date>
    <meta:keyword>Installatie</meta:keyword>
    <meta:keyword>Checklist</meta:keyword>
    <meta:keyword>Linux</meta:keyword>
    <meta:editing-cycles>6912</meta:editing-cycles>
    <meta:editing-duration>P12DT6H19M15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468" meta:character-count="3245" meta:non-whitespace-character-count="2815"/>
    <meta:user-defined meta:name="Info 1"/>
    <meta:user-defined meta:name="Info 2"/>
    <meta:user-defined meta:name="Info 3"/>
    <meta:user-defined meta:name="Info 4"/>
  </office:meta>
</office:document-meta>
</file>